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7cm"/>
    </style:style>
    <style:style style:name="co2" style:family="table-column">
      <style:table-column-properties fo:break-before="auto" style:column-width="4.401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1.245cm"/>
    </style:style>
    <style:style style:name="co6" style:family="table-column">
      <style:table-column-properties fo:break-before="auto" style:column-width="2.46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161cm"/>
    </style:style>
    <style:style style:name="co9" style:family="table-column">
      <style:table-column-properties fo:break-before="auto" style:column-width="2.923cm"/>
    </style:style>
    <style:style style:name="co10" style:family="table-column">
      <style:table-column-properties fo:break-before="auto" style:column-width="3.51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ce5"/>
        <table:table-column table:style-name="co10" table:default-cell-style-name="ce5"/>
        <table:table-column table:style-name="co1" table:number-columns-repeated="54" table:default-cell-style-name="Default"/>
        <table:table-row table:style-name="ro1">
          <table:table-cell/>
          <table:table-cell table:style-name="ce1" office:value-type="string" calcext:value-type="string">
            <text:p>nome_rm_ou_UF</text:p>
          </table:table-cell>
          <table:table-cell table:style-name="ce1" office:value-type="string" calcext:value-type="string">
            <text:p>setores</text:p>
          </table:table-cell>
          <table:table-cell table:style-name="ce1" office:value-type="string" calcext:value-type="string">
            <text:p>subnormais</text:p>
          </table:table-cell>
          <table:table-cell table:style-name="ce1" office:value-type="string" calcext:value-type="string">
            <text:p>LDA</text:p>
          </table:table-cell>
          <table:table-cell table:style-name="ce4" office:value-type="string" calcext:value-type="string">
            <text:p>LDA(%)</text:p>
          </table:table-cell>
          <table:table-cell table:style-name="ce4" office:value-type="string" calcext:value-type="string">
            <text:p>score_LDA</text:p>
          </table:table-cell>
          <table:table-cell table:style-name="ce1" office:value-type="string" calcext:value-type="string">
            <text:p>R_Forest</text:p>
          </table:table-cell>
          <table:table-cell table:style-name="ce4" office:value-type="string" calcext:value-type="string">
            <text:p>R_Forest(%)</text:p>
          </table:table-cell>
          <table:table-cell table:style-name="ce4" office:value-type="string" calcext:value-type="string">
            <text:p>score_R_Forest</text:p>
          </table:table-cell>
          <table:table-cell table:number-columns-repeated="5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RM Manaus </text:p>
          </table:table-cell>
          <table:table-cell office:value-type="float" office:value="2509" calcext:value-type="float">
            <text:p>2509</text:p>
          </table:table-cell>
          <table:table-cell office:value-type="float" office:value="390" calcext:value-type="float">
            <text:p>390</text:p>
          </table:table-cell>
          <table:table-cell office:value-type="float" office:value="512" calcext:value-type="float">
            <text:p>512</text:p>
          </table:table-cell>
          <table:table-cell office:value-type="percentage" office:value="1.31282051282051" calcext:value-type="percentage">
            <text:p>131,28%</text:p>
          </table:table-cell>
          <table:table-cell office:value-type="percentage" office:value="0.75982905982906" calcext:value-type="percentage">
            <text:p>75,98%</text:p>
          </table:table-cell>
          <table:table-cell office:value-type="float" office:value="599" calcext:value-type="float">
            <text:p>599</text:p>
          </table:table-cell>
          <table:table-cell office:value-type="percentage" office:value="1.53589743589744" calcext:value-type="percentage">
            <text:p>153,59%</text:p>
          </table:table-cell>
          <table:table-cell office:value-type="percentage" office:value="0.986324786324786" calcext:value-type="percentage">
            <text:p>98,63%</text:p>
          </table:table-cell>
          <table:table-cell table:number-columns-repeated="5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M Belém</text:p>
          </table:table-cell>
          <table:table-cell office:value-type="float" office:value="995" calcext:value-type="float">
            <text:p>995</text:p>
          </table:table-cell>
          <table:table-cell office:value-type="float" office:value="1057" calcext:value-type="float">
            <text:p>1057</text:p>
          </table:table-cell>
          <table:table-cell office:value-type="float" office:value="1263" calcext:value-type="float">
            <text:p>1263</text:p>
          </table:table-cell>
          <table:table-cell office:value-type="percentage" office:value="1.19489120151372" calcext:value-type="percentage">
            <text:p>119,49%</text:p>
          </table:table-cell>
          <table:table-cell office:value-type="percentage" office:value="0.782651072124756" calcext:value-type="percentage">
            <text:p>78,27%</text:p>
          </table:table-cell>
          <table:table-cell office:value-type="float" office:value="1159" calcext:value-type="float">
            <text:p>1159</text:p>
          </table:table-cell>
          <table:table-cell office:value-type="percentage" office:value="1.0964995269631" calcext:value-type="percentage">
            <text:p>109,65%</text:p>
          </table:table-cell>
          <table:table-cell office:value-type="percentage" office:value="0.942495126705653" calcext:value-type="percentage">
            <text:p>94,25%</text:p>
          </table:table-cell>
          <table:table-cell table:number-columns-repeated="5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RM Macapá</text:p>
          </table:table-cell>
          <table:table-cell office:value-type="float" office:value="462" calcext:value-type="float">
            <text:p>462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percentage" office:value="1.10483870967742" calcext:value-type="percentage">
            <text:p>110,48%</text:p>
          </table:table-cell>
          <table:table-cell office:value-type="percentage" office:value="0.905913978494624" calcext:value-type="percentage">
            <text:p>90,59%</text:p>
          </table:table-cell>
          <table:table-cell office:value-type="float" office:value="135" calcext:value-type="float">
            <text:p>135</text:p>
          </table:table-cell>
          <table:table-cell office:value-type="percentage" office:value="1.08870967741936" calcext:value-type="percentage">
            <text:p>108,87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RM Grande São Luís </text:p>
          </table:table-cell>
          <table:table-cell office:value-type="float" office:value="1195" calcext:value-type="float">
            <text:p>119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percentage" office:value="1.02077151335312" calcext:value-type="percentage">
            <text:p>102,08%</text:p>
          </table:table-cell>
          <table:table-cell office:value-type="percentage" office:value="0.764589515331355" calcext:value-type="percentage">
            <text:p>76,46%</text:p>
          </table:table-cell>
          <table:table-cell office:value-type="float" office:value="439" calcext:value-type="float">
            <text:p>439</text:p>
          </table:table-cell>
          <table:table-cell office:value-type="percentage" office:value="1.3026706231454" calcext:value-type="percentage">
            <text:p>130,27%</text:p>
          </table:table-cell>
          <table:table-cell office:value-type="percentage" office:value="0.985163204747774" calcext:value-type="percentage">
            <text:p>98,52%</text:p>
          </table:table-cell>
          <table:table-cell table:number-columns-repeated="5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RM Fortaleza </text:p>
          </table:table-cell>
          <table:table-cell office:value-type="float" office:value="3929" calcext:value-type="float">
            <text:p>3929</text:p>
          </table:table-cell>
          <table:table-cell office:value-type="float" office:value="551" calcext:value-type="float">
            <text:p>551</text:p>
          </table:table-cell>
          <table:table-cell office:value-type="float" office:value="791" calcext:value-type="float">
            <text:p>791</text:p>
          </table:table-cell>
          <table:table-cell office:value-type="percentage" office:value="1.43557168784029" calcext:value-type="percentage">
            <text:p>143,56%</text:p>
          </table:table-cell>
          <table:table-cell office:value-type="percentage" office:value="0.752571082879613" calcext:value-type="percentage">
            <text:p>75,26%</text:p>
          </table:table-cell>
          <table:table-cell office:value-type="float" office:value="946" calcext:value-type="float">
            <text:p>946</text:p>
          </table:table-cell>
          <table:table-cell office:value-type="percentage" office:value="1.71687840290381" calcext:value-type="percentage">
            <text:p>171,69%</text:p>
          </table:table-cell>
          <table:table-cell office:value-type="percentage" office:value="0.97156684815487" calcext:value-type="percentage">
            <text:p>97,16%</text:p>
          </table:table-cell>
          <table:table-cell table:number-columns-repeated="5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RM Natal</text:p>
          </table:table-cell>
          <table:table-cell office:value-type="float" office:value="1475" calcext:value-type="float">
            <text:p>1475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office:value-type="percentage" office:value="2.4" calcext:value-type="percentage">
            <text:p>240,00%</text:p>
          </table:table-cell>
          <table:table-cell office:value-type="percentage" office:value="0.713333333333333" calcext:value-type="percentage">
            <text:p>71,33%</text:p>
          </table:table-cell>
          <table:table-cell office:value-type="float" office:value="258" calcext:value-type="float">
            <text:p>258</text:p>
          </table:table-cell>
          <table:table-cell office:value-type="percentage" office:value="2.58" calcext:value-type="percentage">
            <text:p>258,00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RM Campina Grande</text:p>
          </table:table-cell>
          <table:table-cell office:value-type="float" office:value="973" calcext:value-type="float">
            <text:p>973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office:value-type="percentage" office:value="3.41463414634146" calcext:value-type="percentage">
            <text:p>341,46%</text:p>
          </table:table-cell>
          <table:table-cell office:value-type="percentage" office:value="0.869918699186992" calcext:value-type="percentage">
            <text:p>86,99%</text:p>
          </table:table-cell>
          <table:table-cell office:value-type="float" office:value="105" calcext:value-type="float">
            <text:p>105</text:p>
          </table:table-cell>
          <table:table-cell office:value-type="percentage" office:value="2.5609756097561" calcext:value-type="percentage">
            <text:p>256,10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RM João Pessoa</text:p>
          </table:table-cell>
          <table:table-cell office:value-type="float" office:value="1499" calcext:value-type="float">
            <text:p>1499</text:p>
          </table:table-cell>
          <table:table-cell office:value-type="float" office:value="137" calcext:value-type="float">
            <text:p>137</text:p>
          </table:table-cell>
          <table:table-cell office:value-type="float" office:value="308" calcext:value-type="float">
            <text:p>308</text:p>
          </table:table-cell>
          <table:table-cell office:value-type="percentage" office:value="2.24817518248175" calcext:value-type="percentage">
            <text:p>224,82%</text:p>
          </table:table-cell>
          <table:table-cell office:value-type="percentage" office:value="0.849148418491484" calcext:value-type="percentage">
            <text:p>84,91%</text:p>
          </table:table-cell>
          <table:table-cell office:value-type="float" office:value="268" calcext:value-type="float">
            <text:p>268</text:p>
          </table:table-cell>
          <table:table-cell office:value-type="percentage" office:value="1.95620437956204" calcext:value-type="percentage">
            <text:p>195,62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RM Recife</text:p>
          </table:table-cell>
          <table:table-cell office:value-type="float" office:value="3497" calcext:value-type="float">
            <text:p>3497</text:p>
          </table:table-cell>
          <table:table-cell office:value-type="float" office:value="1038" calcext:value-type="float">
            <text:p>1038</text:p>
          </table:table-cell>
          <table:table-cell office:value-type="float" office:value="915" calcext:value-type="float">
            <text:p>915</text:p>
          </table:table-cell>
          <table:table-cell office:value-type="percentage" office:value="0.88150289017341" calcext:value-type="percentage">
            <text:p>88,15%</text:p>
          </table:table-cell>
          <table:table-cell office:value-type="percentage" office:value="0.736030828516378" calcext:value-type="percentage">
            <text:p>73,60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1.28034682080925" calcext:value-type="percentage">
            <text:p>128,03%</text:p>
          </table:table-cell>
          <table:table-cell office:value-type="percentage" office:value="0.957931920359666" calcext:value-type="percentage">
            <text:p>95,79%</text:p>
          </table:table-cell>
          <table:table-cell table:number-columns-repeated="5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RM Maceió</text:p>
          </table:table-cell>
          <table:table-cell office:value-type="float" office:value="1113" calcext:value-type="float">
            <text:p>1113</text:p>
          </table:table-cell>
          <table:table-cell office:value-type="float" office:value="201" calcext:value-type="float">
            <text:p>201</text:p>
          </table:table-cell>
          <table:table-cell office:value-type="float" office:value="266" calcext:value-type="float">
            <text:p>266</text:p>
          </table:table-cell>
          <table:table-cell office:value-type="percentage" office:value="1.32338308457711" calcext:value-type="percentage">
            <text:p>132,34%</text:p>
          </table:table-cell>
          <table:table-cell office:value-type="percentage" office:value="0.857379767827529" calcext:value-type="percentage">
            <text:p>85,74%</text:p>
          </table:table-cell>
          <table:table-cell office:value-type="float" office:value="258" calcext:value-type="float">
            <text:p>258</text:p>
          </table:table-cell>
          <table:table-cell office:value-type="percentage" office:value="1.28358208955224" calcext:value-type="percentage">
            <text:p>128,36%</text:p>
          </table:table-cell>
          <table:table-cell office:value-type="percentage" office:value="0.998341625207297" calcext:value-type="percentage">
            <text:p>99,83%</text:p>
          </table:table-cell>
          <table:table-cell table:number-columns-repeated="5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RM Aracaju</text:p>
          </table:table-cell>
          <table:table-cell office:value-type="float" office:value="1025" calcext:value-type="float">
            <text:p>1025</text:p>
          </table:table-cell>
          <table:table-cell office:value-type="float" office:value="98" calcext:value-type="float">
            <text:p>98</text:p>
          </table:table-cell>
          <table:table-cell office:value-type="float" office:value="212" calcext:value-type="float">
            <text:p>212</text:p>
          </table:table-cell>
          <table:table-cell office:value-type="percentage" office:value="2.16326530612245" calcext:value-type="percentage">
            <text:p>216,33%</text:p>
          </table:table-cell>
          <table:table-cell office:value-type="percentage" office:value="0.812925170068027" calcext:value-type="percentage">
            <text:p>81,29%</text:p>
          </table:table-cell>
          <table:table-cell office:value-type="float" office:value="212" calcext:value-type="float">
            <text:p>212</text:p>
          </table:table-cell>
          <table:table-cell office:value-type="percentage" office:value="2.16326530612245" calcext:value-type="percentage">
            <text:p>216,33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RM Salvador </text:p>
          </table:table-cell>
          <table:table-cell office:value-type="float" office:value="3865" calcext:value-type="float">
            <text:p>3865</text:p>
          </table:table-cell>
          <table:table-cell office:value-type="float" office:value="1158" calcext:value-type="float">
            <text:p>1158</text:p>
          </table:table-cell>
          <table:table-cell office:value-type="float" office:value="951" calcext:value-type="float">
            <text:p>951</text:p>
          </table:table-cell>
          <table:table-cell office:value-type="percentage" office:value="0.821243523316062" calcext:value-type="percentage">
            <text:p>82,12%</text:p>
          </table:table-cell>
          <table:table-cell office:value-type="percentage" office:value="0.719055843408175" calcext:value-type="percentage">
            <text:p>71,91%</text:p>
          </table:table-cell>
          <table:table-cell office:value-type="float" office:value="1416" calcext:value-type="float">
            <text:p>1416</text:p>
          </table:table-cell>
          <table:table-cell office:value-type="percentage" office:value="1.22279792746114" calcext:value-type="percentage">
            <text:p>122,28%</text:p>
          </table:table-cell>
          <table:table-cell office:value-type="percentage" office:value="0.933506044905009" calcext:value-type="percentage">
            <text:p>93,35%</text:p>
          </table:table-cell>
          <table:table-cell table:number-columns-repeated="5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RM Belo Horizonte </text:p>
          </table:table-cell>
          <table:table-cell office:value-type="float" office:value="7712" calcext:value-type="float">
            <text:p>7712</text:p>
          </table:table-cell>
          <table:table-cell office:value-type="float" office:value="811" calcext:value-type="float">
            <text:p>811</text:p>
          </table:table-cell>
          <table:table-cell office:value-type="float" office:value="1377" calcext:value-type="float">
            <text:p>1377</text:p>
          </table:table-cell>
          <table:table-cell office:value-type="percentage" office:value="1.69790382244143" calcext:value-type="percentage">
            <text:p>169,79%</text:p>
          </table:table-cell>
          <table:table-cell office:value-type="percentage" office:value="0.828606658446362" calcext:value-type="percentage">
            <text:p>82,86%</text:p>
          </table:table-cell>
          <table:table-cell office:value-type="float" office:value="1414" calcext:value-type="float">
            <text:p>1414</text:p>
          </table:table-cell>
          <table:table-cell office:value-type="percentage" office:value="1.74352651048089" calcext:value-type="percentage">
            <text:p>174,35%</text:p>
          </table:table-cell>
          <table:table-cell office:value-type="percentage" office:value="0.986436498150431" calcext:value-type="percentage">
            <text:p>98,64%</text:p>
          </table:table-cell>
          <table:table-cell table:number-columns-repeated="5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RM Vale do Aço</text:p>
          </table:table-cell>
          <table:table-cell office:value-type="float" office:value="907" calcext:value-type="float">
            <text:p>907</text:p>
          </table:table-cell>
          <table:table-cell office:value-type="float" office:value="71" calcext:value-type="float">
            <text:p>71</text:p>
          </table:table-cell>
          <table:table-cell office:value-type="float" office:value="168" calcext:value-type="float">
            <text:p>168</text:p>
          </table:table-cell>
          <table:table-cell office:value-type="percentage" office:value="2.36619718309859" calcext:value-type="percentage">
            <text:p>236,62%</text:p>
          </table:table-cell>
          <table:table-cell office:value-type="percentage" office:value="0.751173708920188" calcext:value-type="percentage">
            <text:p>75,12%</text:p>
          </table:table-cell>
          <table:table-cell office:value-type="float" office:value="167" calcext:value-type="float">
            <text:p>167</text:p>
          </table:table-cell>
          <table:table-cell office:value-type="percentage" office:value="2.35211267605634" calcext:value-type="percentage">
            <text:p>235,21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RM Grande Vitória</text:p>
          </table:table-cell>
          <table:table-cell office:value-type="float" office:value="2573" calcext:value-type="float">
            <text:p>2573</text:p>
          </table:table-cell>
          <table:table-cell office:value-type="float" office:value="265" calcext:value-type="float">
            <text:p>265</text:p>
          </table:table-cell>
          <table:table-cell office:value-type="float" office:value="549" calcext:value-type="float">
            <text:p>549</text:p>
          </table:table-cell>
          <table:table-cell office:value-type="percentage" office:value="2.07169811320755" calcext:value-type="percentage">
            <text:p>207,17%</text:p>
          </table:table-cell>
          <table:table-cell office:value-type="percentage" office:value="0.811320754716981" calcext:value-type="percentage">
            <text:p>81,13%</text:p>
          </table:table-cell>
          <table:table-cell office:value-type="float" office:value="575" calcext:value-type="float">
            <text:p>575</text:p>
          </table:table-cell>
          <table:table-cell office:value-type="percentage" office:value="2.16981132075472" calcext:value-type="percentage">
            <text:p>216,98%</text:p>
          </table:table-cell>
          <table:table-cell office:value-type="percentage" office:value="0.99748427672956" calcext:value-type="percentage">
            <text:p>99,75%</text:p>
          </table:table-cell>
          <table:table-cell table:number-columns-repeated="5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RM Rio de Janeiro </text:p>
          </table:table-cell>
          <table:table-cell office:value-type="float" office:value="16771" calcext:value-type="float">
            <text:p>16771</text:p>
          </table:table-cell>
          <table:table-cell office:value-type="float" office:value="2736" calcext:value-type="float">
            <text:p>2736</text:p>
          </table:table-cell>
          <table:table-cell office:value-type="float" office:value="3501" calcext:value-type="float">
            <text:p>3501</text:p>
          </table:table-cell>
          <table:table-cell office:value-type="percentage" office:value="1.2796052631579" calcext:value-type="percentage">
            <text:p>127,96%</text:p>
          </table:table-cell>
          <table:table-cell office:value-type="percentage" office:value="0.825779727095517" calcext:value-type="percentage">
            <text:p>82,58%</text:p>
          </table:table-cell>
          <table:table-cell office:value-type="float" office:value="3742" calcext:value-type="float">
            <text:p>3742</text:p>
          </table:table-cell>
          <table:table-cell office:value-type="percentage" office:value="1.36769005847953" calcext:value-type="percentage">
            <text:p>136,77%</text:p>
          </table:table-cell>
          <table:table-cell office:value-type="percentage" office:value="0.954922027290448" calcext:value-type="percentage">
            <text:p>95,49%</text:p>
          </table:table-cell>
          <table:table-cell table:number-columns-repeated="5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RM São Paulo</text:p>
          </table:table-cell>
          <table:table-cell table:style-name="ce3" office:value-type="float" office:value="26709" calcext:value-type="float">
            <text:p>26709</text:p>
          </table:table-cell>
          <table:table-cell table:style-name="ce3" office:value-type="float" office:value="3234" calcext:value-type="float">
            <text:p>3234</text:p>
          </table:table-cell>
          <table:table-cell table:style-name="ce3" office:value-type="float" office:value="4887" calcext:value-type="float">
            <text:p>4887</text:p>
          </table:table-cell>
          <table:table-cell table:style-name="ce6" office:value-type="percentage" office:value="1.51113172541744" calcext:value-type="percentage">
            <text:p>151,11%</text:p>
          </table:table-cell>
          <table:table-cell table:style-name="ce6" office:value-type="percentage" office:value="0.840960626674912" calcext:value-type="percentage">
            <text:p>84,10%</text:p>
          </table:table-cell>
          <table:table-cell table:style-name="ce3" office:value-type="float" office:value="5406" calcext:value-type="float">
            <text:p>5406</text:p>
          </table:table-cell>
          <table:table-cell table:style-name="ce6" office:value-type="percentage" office:value="1.67161410018553" calcext:value-type="percentage">
            <text:p>167,16%</text:p>
          </table:table-cell>
          <table:table-cell table:style-name="ce6" office:value-type="percentage" office:value="0.950422593279736" calcext:value-type="percentage">
            <text:p>95,04%</text:p>
          </table:table-cell>
          <table:table-cell table:number-columns-repeated="5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RM Baixada Santista</text:p>
          </table:table-cell>
          <table:table-cell office:value-type="float" office:value="2545" calcext:value-type="float">
            <text:p>2545</text:p>
          </table:table-cell>
          <table:table-cell office:value-type="float" office:value="423" calcext:value-type="float">
            <text:p>423</text:p>
          </table:table-cell>
          <table:table-cell office:value-type="float" office:value="522" calcext:value-type="float">
            <text:p>522</text:p>
          </table:table-cell>
          <table:table-cell office:value-type="percentage" office:value="1.23404255319149" calcext:value-type="percentage">
            <text:p>123,40%</text:p>
          </table:table-cell>
          <table:table-cell office:value-type="percentage" office:value="0.883372734436564" calcext:value-type="percentage">
            <text:p>88,34%</text:p>
          </table:table-cell>
          <table:table-cell office:value-type="float" office:value="570" calcext:value-type="float">
            <text:p>570</text:p>
          </table:table-cell>
          <table:table-cell office:value-type="percentage" office:value="1.34751773049645" calcext:value-type="percentage">
            <text:p>134,75%</text:p>
          </table:table-cell>
          <table:table-cell office:value-type="percentage" office:value="0.995271867612293" calcext:value-type="percentage">
            <text:p>99,53%</text:p>
          </table:table-cell>
          <table:table-cell table:number-columns-repeated="5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RM Campinas</text:p>
          </table:table-cell>
          <table:table-cell office:value-type="float" office:value="3840" calcext:value-type="float">
            <text:p>3840</text:p>
          </table:table-cell>
          <table:table-cell office:value-type="float" office:value="273" calcext:value-type="float">
            <text:p>273</text:p>
          </table:table-cell>
          <table:table-cell office:value-type="float" office:value="530" calcext:value-type="float">
            <text:p>530</text:p>
          </table:table-cell>
          <table:table-cell office:value-type="percentage" office:value="1.94139194139194" calcext:value-type="percentage">
            <text:p>194,14%</text:p>
          </table:table-cell>
          <table:table-cell office:value-type="percentage" office:value="0.901098901098901" calcext:value-type="percentage">
            <text:p>90,11%</text:p>
          </table:table-cell>
          <table:table-cell office:value-type="float" office:value="462" calcext:value-type="float">
            <text:p>462</text:p>
          </table:table-cell>
          <table:table-cell office:value-type="percentage" office:value="1.69230769230769" calcext:value-type="percentage">
            <text:p>169,23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RM Curitiba</text:p>
          </table:table-cell>
          <table:table-cell office:value-type="float" office:value="4095" calcext:value-type="float">
            <text:p>4095</text:p>
          </table:table-cell>
          <table:table-cell office:value-type="float" office:value="253" calcext:value-type="float">
            <text:p>253</text:p>
          </table:table-cell>
          <table:table-cell office:value-type="float" office:value="496" calcext:value-type="float">
            <text:p>496</text:p>
          </table:table-cell>
          <table:table-cell office:value-type="percentage" office:value="1.9604743083004" calcext:value-type="percentage">
            <text:p>196,05%</text:p>
          </table:table-cell>
          <table:table-cell office:value-type="percentage" office:value="0.810276679841897" calcext:value-type="percentage">
            <text:p>81,03%</text:p>
          </table:table-cell>
          <table:table-cell office:value-type="float" office:value="711" calcext:value-type="float">
            <text:p>711</text:p>
          </table:table-cell>
          <table:table-cell office:value-type="percentage" office:value="2.8102766798419" calcext:value-type="percentage">
            <text:p>281,03%</text:p>
          </table:table-cell>
          <table:table-cell office:value-type="percentage" office:value="0.998682476943347" calcext:value-type="percentage">
            <text:p>99,87%</text:p>
          </table:table-cell>
          <table:table-cell table:number-columns-repeated="5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RM Florianópolis</text:p>
          </table:table-cell>
          <table:table-cell office:value-type="float" office:value="1501" calcext:value-type="float">
            <text:p>1501</text:p>
          </table:table-cell>
          <table:table-cell office:value-type="float" office:value="27" calcext:value-type="float">
            <text:p>27</text:p>
          </table:table-cell>
          <table:table-cell office:value-type="float" office:value="133" calcext:value-type="float">
            <text:p>133</text:p>
          </table:table-cell>
          <table:table-cell office:value-type="percentage" office:value="4.92592592592593" calcext:value-type="percentage">
            <text:p>492,59%</text:p>
          </table:table-cell>
          <table:table-cell office:value-type="percentage" office:value="0.938271604938272" calcext:value-type="percentage">
            <text:p>93,83%</text:p>
          </table:table-cell>
          <table:table-cell office:value-type="float" office:value="113" calcext:value-type="float">
            <text:p>113</text:p>
          </table:table-cell>
          <table:table-cell office:value-type="percentage" office:value="4.18518518518519" calcext:value-type="percentage">
            <text:p>418,52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RM Vale do Itajaí</text:p>
          </table:table-cell>
          <table:table-cell office:value-type="float" office:value="1079" calcext:value-type="float">
            <text:p>1079</text:p>
          </table:table-cell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office:value-type="percentage" office:value="3.58974358974359" calcext:value-type="percentage">
            <text:p>358,97%</text:p>
          </table:table-cell>
          <table:table-cell office:value-type="percentage" office:value="0.794871794871795" calcext:value-type="percentage">
            <text:p>79,49%</text:p>
          </table:table-cell>
          <table:table-cell office:value-type="float" office:value="127" calcext:value-type="float">
            <text:p>127</text:p>
          </table:table-cell>
          <table:table-cell office:value-type="percentage" office:value="3.25641025641026" calcext:value-type="percentage">
            <text:p>325,64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RM Tubarão</text:p>
          </table:table-cell>
          <table:table-cell office:value-type="float" office:value="925" calcext:value-type="float">
            <text:p>925</text:p>
          </table:table-cell>
          <table:table-cell office:value-type="float" office:value="25" calcext:value-type="float">
            <text:p>25</text:p>
          </table:table-cell>
          <table:table-cell office:value-type="float" office:value="224" calcext:value-type="float">
            <text:p>224</text:p>
          </table:table-cell>
          <table:table-cell office:value-type="percentage" office:value="8.96" calcext:value-type="percentage">
            <text:p>896,00%</text:p>
          </table:table-cell>
          <table:table-cell office:value-type="percentage" office:value="0.933333333333333" calcext:value-type="percentage">
            <text:p>93,33%</text:p>
          </table:table-cell>
          <table:table-cell office:value-type="float" office:value="141" calcext:value-type="float">
            <text:p>141</text:p>
          </table:table-cell>
          <table:table-cell office:value-type="percentage" office:value="5.64" calcext:value-type="percentage">
            <text:p>564,00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RM Porto Alegre</text:p>
          </table:table-cell>
          <table:table-cell office:value-type="float" office:value="6622" calcext:value-type="float">
            <text:p>6622</text:p>
          </table:table-cell>
          <table:table-cell office:value-type="float" office:value="349" calcext:value-type="float">
            <text:p>349</text:p>
          </table:table-cell>
          <table:table-cell office:value-type="float" office:value="1048" calcext:value-type="float">
            <text:p>1048</text:p>
          </table:table-cell>
          <table:table-cell office:value-type="percentage" office:value="3.00286532951289" calcext:value-type="percentage">
            <text:p>300,29%</text:p>
          </table:table-cell>
          <table:table-cell office:value-type="percentage" office:value="0.848137535816619" calcext:value-type="percentage">
            <text:p>84,81%</text:p>
          </table:table-cell>
          <table:table-cell office:value-type="float" office:value="1072" calcext:value-type="float">
            <text:p>1072</text:p>
          </table:table-cell>
          <table:table-cell office:value-type="percentage" office:value="3.07163323782235" calcext:value-type="percentage">
            <text:p>307,16%</text:p>
          </table:table-cell>
          <table:table-cell office:value-type="percentage" office:value="0.996179560649475" calcext:value-type="percentage">
            <text:p>99,62%</text:p>
          </table:table-cell>
          <table:table-cell table:number-columns-repeated="5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RM Vale do Rio Cuiabá </text:p>
          </table:table-cell>
          <table:table-cell office:value-type="float" office:value="1445" calcext:value-type="float">
            <text:p>1445</text:p>
          </table:table-cell>
          <table:table-cell office:value-type="float" office:value="73" calcext:value-type="float">
            <text:p>73</text:p>
          </table:table-cell>
          <table:table-cell office:value-type="float" office:value="288" calcext:value-type="float">
            <text:p>288</text:p>
          </table:table-cell>
          <table:table-cell office:value-type="percentage" office:value="3.94520547945205" calcext:value-type="percentage">
            <text:p>394,52%</text:p>
          </table:table-cell>
          <table:table-cell office:value-type="percentage" office:value="0.785388127853881" calcext:value-type="percentage">
            <text:p>78,54%</text:p>
          </table:table-cell>
          <table:table-cell office:value-type="float" office:value="286" calcext:value-type="float">
            <text:p>286</text:p>
          </table:table-cell>
          <table:table-cell office:value-type="percentage" office:value="3.91780821917808" calcext:value-type="percentage">
            <text:p>391,78%</text:p>
          </table:table-cell>
          <table:table-cell office:value-type="percentage" office:value="0.995433789954338" calcext:value-type="percentage">
            <text:p>99,54%</text:p>
          </table:table-cell>
          <table:table-cell table:number-columns-repeated="5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RIDE - Região Integrada de Desenvolvimento do Distrito Federal e Entorno</text:p>
          </table:table-cell>
          <table:table-cell office:value-type="float" office:value="5878" calcext:value-type="float">
            <text:p>5878</text:p>
          </table:table-cell>
          <table:table-cell office:value-type="float" office:value="181" calcext:value-type="float">
            <text:p>181</text:p>
          </table:table-cell>
          <table:table-cell office:value-type="float" office:value="835" calcext:value-type="float">
            <text:p>835</text:p>
          </table:table-cell>
          <table:table-cell office:value-type="percentage" office:value="4.61325966850829" calcext:value-type="percentage">
            <text:p>461,33%</text:p>
          </table:table-cell>
          <table:table-cell office:value-type="percentage" office:value="0.808471454880295" calcext:value-type="percentage">
            <text:p>80,85%</text:p>
          </table:table-cell>
          <table:table-cell office:value-type="float" office:value="836" calcext:value-type="float">
            <text:p>836</text:p>
          </table:table-cell>
          <table:table-cell office:value-type="percentage" office:value="4.61878453038674" calcext:value-type="percentage">
            <text:p>461,88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RIDE TERESINA - Região Integrada de Desenvolvimento da Grande Teresina (8)</text:p>
          </table:table-cell>
          <table:table-cell office:value-type="float" office:value="1360" calcext:value-type="float">
            <text:p>136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office:value-type="percentage" office:value="1.19730941704036" calcext:value-type="percentage">
            <text:p>119,73%</text:p>
          </table:table-cell>
          <table:table-cell office:value-type="percentage" office:value="0.789237668161435" calcext:value-type="percentage">
            <text:p>78,92%</text:p>
          </table:table-cell>
          <table:table-cell office:value-type="float" office:value="306" calcext:value-type="float">
            <text:p>306</text:p>
          </table:table-cell>
          <table:table-cell office:value-type="percentage" office:value="1.37219730941704" calcext:value-type="percentage">
            <text:p>137,22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AC</text:p>
          </table:table-cell>
          <table:table-cell office:value-type="float" office:value="841" calcext:value-type="float">
            <text:p>841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percentage" office:value="5.39393939393939" calcext:value-type="percentage">
            <text:p>539,39%</text:p>
          </table:table-cell>
          <table:table-cell office:value-type="percentage" office:value="0.787878787878788" calcext:value-type="percentage">
            <text:p>78,79%</text:p>
          </table:table-cell>
          <table:table-cell office:value-type="float" office:value="131" calcext:value-type="float">
            <text:p>131</text:p>
          </table:table-cell>
          <table:table-cell office:value-type="percentage" office:value="3.96969696969697" calcext:value-type="percentage">
            <text:p>396,97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AM</text:p>
          </table:table-cell>
          <table:table-cell office:value-type="float" office:value="2648" calcext:value-type="float">
            <text:p>2648</text:p>
          </table:table-cell>
          <table:table-cell office:value-type="float" office:value="94" calcext:value-type="float">
            <text:p>94</text:p>
          </table:table-cell>
          <table:table-cell office:value-type="float" office:value="442" calcext:value-type="float">
            <text:p>442</text:p>
          </table:table-cell>
          <table:table-cell office:value-type="percentage" office:value="4.70212765957447" calcext:value-type="percentage">
            <text:p>470,21%</text:p>
          </table:table-cell>
          <table:table-cell office:value-type="percentage" office:value="0.773049645390071" calcext:value-type="percentage">
            <text:p>77,30%</text:p>
          </table:table-cell>
          <table:table-cell office:value-type="float" office:value="385" calcext:value-type="float">
            <text:p>385</text:p>
          </table:table-cell>
          <table:table-cell office:value-type="percentage" office:value="4.09574468085106" calcext:value-type="percentage">
            <text:p>409,57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AP</text:p>
          </table:table-cell>
          <table:table-cell office:value-type="float" office:value="194" calcext:value-type="float">
            <text:p>194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percentage" office:value="1.6" calcext:value-type="percentage">
            <text:p>160,00%</text:p>
          </table:table-cell>
          <table:table-cell office:value-type="percentage" office:value="0.933333333333333" calcext:value-type="percentage">
            <text:p>93,33%</text:p>
          </table:table-cell>
          <table:table-cell office:value-type="float" office:value="41" calcext:value-type="float">
            <text:p>41</text:p>
          </table:table-cell>
          <table:table-cell office:value-type="percentage" office:value="1.36666666666667" calcext:value-type="percentage">
            <text:p>13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</text:p>
          </table:table-cell>
          <table:table-cell office:value-type="float" office:value="18250" calcext:value-type="float">
            <text:p>18250</text:p>
          </table:table-cell>
          <table:table-cell office:value-type="float" office:value="39" calcext:value-type="float">
            <text:p>39</text:p>
          </table:table-cell>
          <table:table-cell office:value-type="float" office:value="2984" calcext:value-type="float">
            <text:p>2984</text:p>
          </table:table-cell>
          <table:table-cell office:value-type="percentage" office:value="76.5128205128205" calcext:value-type="percentage">
            <text:p>7651,28%</text:p>
          </table:table-cell>
          <table:table-cell office:value-type="percentage" office:value="0.88034188034188" calcext:value-type="percentage">
            <text:p>88,03%</text:p>
          </table:table-cell>
          <table:table-cell office:value-type="float" office:value="1512" calcext:value-type="float">
            <text:p>1512</text:p>
          </table:table-cell>
          <table:table-cell office:value-type="percentage" office:value="38.7692307692308" calcext:value-type="percentage">
            <text:p>3876,92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ES</text:p>
          </table:table-cell>
          <table:table-cell office:value-type="float" office:value="3430" calcext:value-type="float">
            <text:p>3430</text:p>
          </table:table-cell>
          <table:table-cell office:value-type="float" office:value="112" calcext:value-type="float">
            <text:p>112</text:p>
          </table:table-cell>
          <table:table-cell office:value-type="float" office:value="513" calcext:value-type="float">
            <text:p>513</text:p>
          </table:table-cell>
          <table:table-cell office:value-type="percentage" office:value="4.58035714285714" calcext:value-type="percentage">
            <text:p>458,04%</text:p>
          </table:table-cell>
          <table:table-cell office:value-type="percentage" office:value="0.848214285714286" calcext:value-type="percentage">
            <text:p>84,82%</text:p>
          </table:table-cell>
          <table:table-cell office:value-type="float" office:value="466" calcext:value-type="float">
            <text:p>466</text:p>
          </table:table-cell>
          <table:table-cell office:value-type="percentage" office:value="4.16071428571429" calcext:value-type="percentage">
            <text:p>416,07%</text:p>
          </table:table-cell>
          <table:table-cell office:value-type="percentage" office:value="0.994047619047619" calcext:value-type="percentage">
            <text:p>99,40%</text:p>
          </table:table-cell>
          <table:table-cell table:number-columns-repeated="5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MG</text:p>
          </table:table-cell>
          <table:table-cell office:value-type="float" office:value="22740" calcext:value-type="float">
            <text:p>22740</text:p>
          </table:table-cell>
          <table:table-cell office:value-type="float" office:value="94" calcext:value-type="float">
            <text:p>94</text:p>
          </table:table-cell>
          <table:table-cell office:value-type="float" office:value="2610" calcext:value-type="float">
            <text:p>2610</text:p>
          </table:table-cell>
          <table:table-cell office:value-type="percentage" office:value="27.7659574468085" calcext:value-type="percentage">
            <text:p>2776,60%</text:p>
          </table:table-cell>
          <table:table-cell office:value-type="percentage" office:value="0.868794326241135" calcext:value-type="percentage">
            <text:p>86,88%</text:p>
          </table:table-cell>
          <table:table-cell office:value-type="float" office:value="2176" calcext:value-type="float">
            <text:p>2176</text:p>
          </table:table-cell>
          <table:table-cell office:value-type="percentage" office:value="23.1489361702128" calcext:value-type="percentage">
            <text:p>2314,89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PA</text:p>
          </table:table-cell>
          <table:table-cell office:value-type="float" office:value="6590" calcext:value-type="float">
            <text:p>6590</text:p>
          </table:table-cell>
          <table:table-cell office:value-type="float" office:value="127" calcext:value-type="float">
            <text:p>127</text:p>
          </table:table-cell>
          <table:table-cell office:value-type="float" office:value="955" calcext:value-type="float">
            <text:p>955</text:p>
          </table:table-cell>
          <table:table-cell office:value-type="percentage" office:value="7.51968503937008" calcext:value-type="percentage">
            <text:p>751,97%</text:p>
          </table:table-cell>
          <table:table-cell office:value-type="percentage" office:value="0.73753280839895" calcext:value-type="percentage">
            <text:p>73,75%</text:p>
          </table:table-cell>
          <table:table-cell office:value-type="float" office:value="864" calcext:value-type="float">
            <text:p>864</text:p>
          </table:table-cell>
          <table:table-cell office:value-type="percentage" office:value="6.80314960629921" calcext:value-type="percentage">
            <text:p>680,31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PE</text:p>
          </table:table-cell>
          <table:table-cell office:value-type="float" office:value="7353" calcext:value-type="float">
            <text:p>7353</text:p>
          </table:table-cell>
          <table:table-cell office:value-type="float" office:value="29" calcext:value-type="float">
            <text:p>29</text:p>
          </table:table-cell>
          <table:table-cell office:value-type="float" office:value="974" calcext:value-type="float">
            <text:p>974</text:p>
          </table:table-cell>
          <table:table-cell office:value-type="percentage" office:value="33.5862068965517" calcext:value-type="percentage">
            <text:p>3358,62%</text:p>
          </table:table-cell>
          <table:table-cell office:value-type="percentage" office:value="0.839080459770115" calcext:value-type="percentage">
            <text:p>83,91%</text:p>
          </table:table-cell>
          <table:table-cell office:value-type="float" office:value="812" calcext:value-type="float">
            <text:p>812</text:p>
          </table:table-cell>
          <table:table-cell office:value-type="percentage" office:value="28" calcext:value-type="percentage">
            <text:p>2800,00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PR</text:p>
          </table:table-cell>
          <table:table-cell office:value-type="float" office:value="11897" calcext:value-type="float">
            <text:p>11897</text:p>
          </table:table-cell>
          <table:table-cell office:value-type="float" office:value="53" calcext:value-type="float">
            <text:p>53</text:p>
          </table:table-cell>
          <table:table-cell office:value-type="float" office:value="1305" calcext:value-type="float">
            <text:p>1305</text:p>
          </table:table-cell>
          <table:table-cell office:value-type="percentage" office:value="24.622641509434" calcext:value-type="percentage">
            <text:p>2462,26%</text:p>
          </table:table-cell>
          <table:table-cell office:value-type="percentage" office:value="0.930817610062893" calcext:value-type="percentage">
            <text:p>93,08%</text:p>
          </table:table-cell>
          <table:table-cell office:value-type="float" office:value="847" calcext:value-type="float">
            <text:p>847</text:p>
          </table:table-cell>
          <table:table-cell office:value-type="percentage" office:value="15.9811320754717" calcext:value-type="percentage">
            <text:p>1598,11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RJ</text:p>
          </table:table-cell>
          <table:table-cell office:value-type="float" office:value="7691" calcext:value-type="float">
            <text:p>7691</text:p>
          </table:table-cell>
          <table:table-cell office:value-type="float" office:value="571" calcext:value-type="float">
            <text:p>571</text:p>
          </table:table-cell>
          <table:table-cell office:value-type="float" office:value="1263" calcext:value-type="float">
            <text:p>1263</text:p>
          </table:table-cell>
          <table:table-cell office:value-type="percentage" office:value="2.21190893169877" calcext:value-type="percentage">
            <text:p>221,19%</text:p>
          </table:table-cell>
          <table:table-cell office:value-type="percentage" office:value="0.800934033858727" calcext:value-type="percentage">
            <text:p>80,09%</text:p>
          </table:table-cell>
          <table:table-cell office:value-type="float" office:value="1388" calcext:value-type="float">
            <text:p>1388</text:p>
          </table:table-cell>
          <table:table-cell office:value-type="percentage" office:value="2.430823117338" calcext:value-type="percentage">
            <text:p>243,08%</text:p>
          </table:table-cell>
          <table:table-cell office:value-type="percentage" office:value="0.983654407472271" calcext:value-type="percentage">
            <text:p>98,37%</text:p>
          </table:table-cell>
          <table:table-cell table:number-columns-repeated="5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RO</text:p>
          </table:table-cell>
          <table:table-cell office:value-type="float" office:value="2297" calcext:value-type="float">
            <text:p>2297</text:p>
          </table:table-cell>
          <table:table-cell office:value-type="float" office:value="49" calcext:value-type="float">
            <text:p>49</text:p>
          </table:table-cell>
          <table:table-cell office:value-type="float" office:value="394" calcext:value-type="float">
            <text:p>394</text:p>
          </table:table-cell>
          <table:table-cell office:value-type="percentage" office:value="8.04081632653061" calcext:value-type="percentage">
            <text:p>804,08%</text:p>
          </table:table-cell>
          <table:table-cell office:value-type="percentage" office:value="0.850340136054422" calcext:value-type="percentage">
            <text:p>85,03%</text:p>
          </table:table-cell>
          <table:table-cell office:value-type="float" office:value="261" calcext:value-type="float">
            <text:p>261</text:p>
          </table:table-cell>
          <table:table-cell office:value-type="percentage" office:value="5.3265306122449" calcext:value-type="percentage">
            <text:p>532,65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RS</text:p>
          </table:table-cell>
          <table:table-cell office:value-type="float" office:value="15262" calcext:value-type="float">
            <text:p>15262</text:p>
          </table:table-cell>
          <table:table-cell office:value-type="float" office:value="99" calcext:value-type="float">
            <text:p>99</text:p>
          </table:table-cell>
          <table:table-cell office:value-type="float" office:value="1606" calcext:value-type="float">
            <text:p>1606</text:p>
          </table:table-cell>
          <table:table-cell office:value-type="percentage" office:value="16.2222222222222" calcext:value-type="percentage">
            <text:p>1622,22%</text:p>
          </table:table-cell>
          <table:table-cell office:value-type="percentage" office:value="0.898989898989899" calcext:value-type="percentage">
            <text:p>89,90%</text:p>
          </table:table-cell>
          <table:table-cell office:value-type="float" office:value="1378" calcext:value-type="float">
            <text:p>1378</text:p>
          </table:table-cell>
          <table:table-cell office:value-type="percentage" office:value="13.9191919191919" calcext:value-type="percentage">
            <text:p>1391,92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SC</text:p>
          </table:table-cell>
          <table:table-cell office:value-type="float" office:value="5639" calcext:value-type="float">
            <text:p>5639</text:p>
          </table:table-cell>
          <table:table-cell office:value-type="float" office:value="24" calcext:value-type="float">
            <text:p>24</text:p>
          </table:table-cell>
          <table:table-cell office:value-type="float" office:value="479" calcext:value-type="float">
            <text:p>479</text:p>
          </table:table-cell>
          <table:table-cell office:value-type="percentage" office:value="19.9583333333333" calcext:value-type="percentage">
            <text:p>1995,83%</text:p>
          </table:table-cell>
          <table:table-cell office:value-type="percentage" office:value="0.958333333333333" calcext:value-type="percentage">
            <text:p>95,83%</text:p>
          </table:table-cell>
          <table:table-cell office:value-type="float" office:value="327" calcext:value-type="float">
            <text:p>327</text:p>
          </table:table-cell>
          <table:table-cell office:value-type="percentage" office:value="13.625" calcext:value-type="percentage">
            <text:p>1362,50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SP2</text:p>
          </table:table-cell>
          <table:table-cell office:value-type="float" office:value="28883" calcext:value-type="float">
            <text:p>28883</text:p>
          </table:table-cell>
          <table:table-cell office:value-type="float" office:value="189" calcext:value-type="float">
            <text:p>189</text:p>
          </table:table-cell>
          <table:table-cell office:value-type="float" office:value="2203" calcext:value-type="float">
            <text:p>2203</text:p>
          </table:table-cell>
          <table:table-cell office:value-type="percentage" office:value="11.6560846560847" calcext:value-type="percentage">
            <text:p>1165,61%</text:p>
          </table:table-cell>
          <table:table-cell office:value-type="percentage" office:value="0.922398589065256" calcext:value-type="percentage">
            <text:p>92,24%</text:p>
          </table:table-cell>
          <table:table-cell office:value-type="float" office:value="1806" calcext:value-type="float">
            <text:p>1806</text:p>
          </table:table-cell>
          <table:table-cell office:value-type="percentage" office:value="9.55555555555556" calcext:value-type="percentage">
            <text:p>955,56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Macro Região</text:p>
          </table:table-cell>
          <table:table-cell office:value-type="float" office:value="2905" calcext:value-type="float">
            <text:p>2905</text:p>
          </table:table-cell>
          <table:table-cell office:value-type="float" office:value="8" calcext:value-type="float">
            <text:p>8</text:p>
          </table:table-cell>
          <table:table-cell office:value-type="float" office:value="585" calcext:value-type="float">
            <text:p>585</text:p>
          </table:table-cell>
          <table:table-cell office:value-type="percentage" office:value="73.125" calcext:value-type="percentage">
            <text:p>7312,50%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" calcext:value-type="float">
            <text:p>248</text:p>
          </table:table-cell>
          <table:table-cell office:value-type="percentage" office:value="31" calcext:value-type="percentage">
            <text:p>3100,00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Macro Região</text:p>
          </table:table-cell>
          <table:table-cell office:value-type="float" office:value="30831" calcext:value-type="float">
            <text:p>30831</text:p>
          </table:table-cell>
          <table:table-cell office:value-type="float" office:value="31" calcext:value-type="float">
            <text:p>31</text:p>
          </table:table-cell>
          <table:table-cell office:value-type="float" office:value="4665" calcext:value-type="float">
            <text:p>4665</text:p>
          </table:table-cell>
          <table:table-cell office:value-type="percentage" office:value="150.483870967742" calcext:value-type="percentage">
            <text:p>15048,39%</text:p>
          </table:table-cell>
          <table:table-cell office:value-type="percentage" office:value="0.903225806451613" calcext:value-type="percentage">
            <text:p>90,32%</text:p>
          </table:table-cell>
          <table:table-cell office:value-type="float" office:value="2554" calcext:value-type="float">
            <text:p>2554</text:p>
          </table:table-cell>
          <table:table-cell office:value-type="percentage" office:value="82.3870967741935" calcext:value-type="percentage">
            <text:p>8238,71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Macro Região</text:p>
          </table:table-cell>
          <table:table-cell office:value-type="float" office:value="16553" calcext:value-type="float">
            <text:p>16553</text:p>
          </table:table-cell>
          <table:table-cell office:value-type="float" office:value="18" calcext:value-type="float">
            <text:p>18</text:p>
          </table:table-cell>
          <table:table-cell office:value-type="float" office:value="2437" calcext:value-type="float">
            <text:p>2437</text:p>
          </table:table-cell>
          <table:table-cell office:value-type="percentage" office:value="135.388888888889" calcext:value-type="percentage">
            <text:p>13538,89%</text:p>
          </table:table-cell>
          <table:table-cell office:value-type="percentage" office:value="0.87037037037037" calcext:value-type="percentage">
            <text:p>87,04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59.3333333333333" calcext:value-type="percentage">
            <text:p>5933,33%</text:p>
          </table:table-cell>
          <table:table-cell office:value-type="percentage" office:value="1" calcext:value-type="percentage">
            <text:p>100,00%</text:p>
          </table:table-cell>
          <table:table-cell table:number-columns-repeated="54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penpyxl</meta:initial-creator>
    <meta:creation-date>2023-06-20T17:37:10</meta:creation-date>
    <dc:date>2023-06-20T16:32:01.445643729</dc:date>
    <meta:generator>LibreOffice/6.4.7.2$Linux_X86_64 LibreOffice_project/40$Build-2</meta:generator>
    <meta:editing-duration>PT1H16M53S</meta:editing-duration>
    <meta:editing-cycles>2</meta:editing-cycles>
    <meta:document-statistic meta:table-count="1" meta:cell-count="449" meta:object-count="0"/>
    <meta:user-defined meta:name="AppVersion">3.1</meta:user-defined>
  </office:meta>
</office:document-meta>
</file>